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Без_20_интервала">
      <style:paragraph-properties fo:text-align="justify" style:justify-single-word="false"/>
      <style:text-properties style:font-name="Arial" fo:font-size="10.5pt" fo:language="uk" fo:country="UA" fo:background-color="#ffffff" style:font-size-asian="10.5pt" style:font-name-complex="Arial" style:font-size-complex="10.5pt"/>
    </style:style>
    <style:style style:name="P2" style:family="paragraph" style:parent-style-name="Обычный">
      <style:paragraph-properties fo:text-align="justify" style:justify-single-word="false"/>
      <style:text-properties style:font-name="Arial" fo:font-size="10.5pt" fo:language="uk" fo:country="UA" style:font-size-asian="10.5pt" style:font-name-complex="Arial" style:font-size-complex="10.5pt"/>
    </style:style>
    <style:style style:name="P3" style:family="paragraph" style:parent-style-name="Абзац_20_списка">
      <style:paragraph-properties fo:text-align="justify" style:justify-single-word="false"/>
      <style:text-properties style:font-name="Arial" fo:font-size="10.5pt" fo:language="uk" fo:country="UA" style:font-size-asian="10.5pt" style:font-name-complex="Arial" style:font-size-complex="10.5pt"/>
    </style:style>
    <style:style style:name="P4" style:family="paragraph" style:parent-style-name="Без_20_интервала">
      <style:paragraph-properties fo:text-align="justify" style:justify-single-word="false"/>
      <style:text-properties style:font-name="Arial" fo:font-size="10.5pt" fo:background-color="#ffffff" style:font-size-asian="10.5pt" style:font-name-complex="Arial" style:font-size-complex="10.5pt"/>
    </style:style>
    <style:style style:name="P5" style:family="paragraph" style:parent-style-name="Абзац_20_списка">
      <style:paragraph-properties fo:text-align="justify" style:justify-single-word="false"/>
      <style:text-properties style:font-name="Arial" fo:font-size="10.5pt" style:font-size-asian="10.5pt" style:font-name-complex="Arial" style:font-size-complex="10.5pt"/>
    </style:style>
    <style:style style:name="P6" style:family="paragraph" style:parent-style-name="Без_20_интервала">
      <style:paragraph-properties fo:text-align="justify" style:justify-single-word="false"/>
    </style:style>
    <style:style style:name="P7" style:family="paragraph" style:parent-style-name="Обычный_20__28_Интернет_29_">
      <loext:graphic-properties draw:fill="solid" draw:fill-color="#ffffff" draw:opacity="100%"/>
      <style:paragraph-properties fo:margin-top="0.0835in" fo:margin-bottom="0.0835in" style:contextual-spacing="false" fo:text-align="justify" style:justify-single-word="false" fo:background-color="#ffffff"/>
    </style:style>
    <style:style style:name="P8" style:family="paragraph" style:parent-style-name="Обычный">
      <style:paragraph-properties fo:text-align="justify" style:justify-single-word="false"/>
    </style:style>
    <style:style style:name="P9" style:family="paragraph" style:parent-style-name="Обычный_20__28_Интернет_29_">
      <loext:graphic-properties draw:fill="solid" draw:fill-color="#ffffff" draw:opacity="100%"/>
      <style:paragraph-properties fo:margin-top="0.0835in" fo:margin-bottom="0.0835in" style:contextual-spacing="false" fo:text-align="justify" style:justify-single-word="false" fo:background-color="#ffffff"/>
      <style:text-properties fo:color="#202122" loext:opacity="100%" style:font-name="Arial" fo:font-size="10.5pt" fo:language="uk" fo:country="UA" style:font-size-asian="10.5pt" style:font-size-complex="10.5pt"/>
    </style:style>
    <style:style style:name="P10" style:family="paragraph" style:parent-style-name="Обычный">
      <loext:graphic-properties draw:fill="solid" draw:fill-color="#ffffff" draw:opacity="100%"/>
      <style:paragraph-properties fo:margin-top="0.0835in" fo:margin-bottom="0.0835in" style:contextual-spacing="false" fo:line-height="100%" fo:text-align="justify" style:justify-single-word="false" fo:background-color="#ffffff"/>
      <style:text-properties fo:color="#202122" loext:opacity="100%" style:font-name="Arial" fo:font-size="10.5pt" style:font-name-asian="Times New Roman" style:font-size-asian="10.5pt" style:font-name-complex="Arial" style:font-size-complex="10.5pt"/>
    </style:style>
    <style:style style:name="P11" style:family="paragraph" style:parent-style-name="Обычный_20__28_Интернет_29_">
      <loext:graphic-properties draw:fill="solid" draw:fill-color="#ffffff" draw:opacity="100%"/>
      <style:paragraph-properties fo:margin-top="0.0835in" fo:margin-bottom="0.0835in" style:contextual-spacing="false" fo:text-align="justify" style:justify-single-word="false" fo:background-color="#ffffff"/>
      <style:text-properties fo:color="#202122" loext:opacity="100%" style:font-name="Arial" fo:font-size="10.5pt" style:font-size-asian="10.5pt" style:font-size-complex="10.5pt"/>
    </style:style>
    <style:style style:name="P12" style:family="paragraph" style:parent-style-name="Обычный">
      <style:paragraph-properties fo:text-align="justify" style:justify-single-word="false"/>
      <style:text-properties fo:language="uk" fo:country="UA"/>
    </style:style>
    <style:style style:name="P13" style:family="paragraph" style:parent-style-name="Без_20_интервала" style:master-page-name="MP0">
      <style:paragraph-properties fo:text-align="center" style:justify-single-word="false" style:page-number="auto" fo:break-before="page"/>
    </style:style>
    <style:style style:name="P14" style:family="paragraph" style:parent-style-name="Обычный" style:list-style-name="L1">
      <loext:graphic-properties draw:fill="solid" draw:fill-color="#ffffff" draw:opacity="100%"/>
      <style:paragraph-properties fo:margin-left="0.7665in" fo:margin-right="0in" fo:margin-top="0.0693in" fo:margin-bottom="0.0165in" style:contextual-spacing="false" fo:line-height="100%" fo:text-align="justify" style:justify-single-word="false" fo:text-indent="0in" style:auto-text-indent="false" fo:background-color="#ffffff">
        <style:tab-stops>
          <style:tab-stop style:position="-0.2665in"/>
        </style:tab-stops>
      </style:paragraph-properties>
      <style:text-properties fo:color="#202122" loext:opacity="100%" style:font-name="Arial" fo:font-size="10.5pt" style:font-name-asian="Times New Roman" style:font-size-asian="10.5pt" style:font-name-complex="Arial" style:font-size-complex="10.5pt"/>
    </style:style>
    <style:style style:name="P15" style:family="paragraph" style:parent-style-name="Обычный">
      <style:paragraph-properties fo:text-align="justify" style:justify-single-word="false"/>
      <style:text-properties style:font-name="Arial" fo:font-size="12pt" fo:language="uk" fo:country="UA" style:font-size-asian="12pt" style:font-name-complex="Arial" style:font-size-complex="12pt"/>
    </style:style>
    <style:style style:name="P16" style:family="paragraph" style:parent-style-name="Обычный">
      <style:paragraph-properties fo:text-align="justify" style:justify-single-word="false"/>
      <style:text-properties style:font-name="Arial" fo:font-size="12pt" fo:language="uk" fo:country="UA" officeooo:paragraph-rsid="001054e4" style:font-size-asian="12pt" style:font-name-complex="Arial" style:font-size-complex="12pt"/>
    </style:style>
    <style:style style:name="T1" style:family="text">
      <style:text-properties style:font-name="Arial" fo:font-size="10.5pt" fo:language="en" fo:country="US" fo:background-color="#ffffff" loext:char-shading-value="0" style:font-size-asian="10.5pt" style:font-name-complex="Arial" style:font-size-complex="10.5pt"/>
    </style:style>
    <style:style style:name="T2" style:family="text">
      <style:text-properties style:font-name="Arial" fo:font-size="10.5pt" fo:language="uk" fo:country="UA" fo:background-color="#ffffff" loext:char-shading-value="0" style:font-size-asian="10.5pt" style:font-name-complex="Arial" style:font-size-complex="10.5pt"/>
    </style:style>
    <style:style style:name="T3" style:family="text">
      <style:text-properties style:font-name="Arial" fo:font-size="10.5pt" fo:background-color="#ffffff" loext:char-shading-value="0" style:font-size-asian="10.5pt" style:font-name-complex="Arial" style:font-size-complex="10.5pt"/>
    </style:style>
    <style:style style:name="T4" style:family="text">
      <style:text-properties fo:language="uk" fo:country="UA"/>
    </style:style>
    <style:style style:name="T5" style:family="text">
      <style:text-properties fo:color="#202122" loext:opacity="100%" style:font-name="Arial" fo:font-size="10.5pt" style:font-size-asian="10.5pt" style:font-size-complex="10.5pt"/>
    </style:style>
    <style:style style:name="T6" style:family="text">
      <style:text-properties fo:color="#202122" loext:opacity="100%" style:font-name="Arial" fo:font-size="10.5pt" fo:language="uk" fo:country="UA" style:font-size-asian="10.5pt" style:font-size-complex="10.5pt"/>
    </style:style>
    <style:style style:name="T7" style:family="text">
      <style:text-properties fo:color="#202122" loext:opacity="100%" style:font-name="Arial" fo:font-size="10.5pt" fo:background-color="#ffffff" loext:char-shading-value="0" style:font-size-asian="10.5pt" style:font-name-complex="Arial" style:font-size-complex="10.5pt"/>
    </style:style>
    <style:style style:name="T8" style:family="text">
      <style:text-properties fo:color="#202122" loext:opacity="100%" style:font-name="Calibri" fo:font-size="10.5pt" fo:language="uk" fo:country="UA" style:font-name-asian="Calibri" style:font-size-asian="10.5pt" style:font-name-complex="Calibri" style:font-size-complex="10.5pt"/>
    </style:style>
    <style:style style:name="T9" style:family="text">
      <style:text-properties fo:color="#0645ad" loext:opacity="100%" style:font-name="Arial" fo:font-size="10.5pt" style:font-size-asian="10.5pt" style:font-size-complex="10.5pt"/>
    </style:style>
    <style:style style:name="T10" style:family="text">
      <style:text-properties fo:language="ru" fo:country="RU" officeooo:rsid="001054e4"/>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Основной_20_шрифт_20_абзаца"><text:span text:style-name="T1">Workcase 1 </text:span></text:span><text:span text:style-name="Основной_20_шрифт_20_абзаца"><text:span text:style-name="T2">ЗВІТ</text:span></text:span></text:p>
      <text:p text:style-name="P1"/>
      <text:p text:style-name="P1"/>
      <text:p text:style-name="P1"/>
      <text:p text:style-name="P6"><text:span text:style-name="Основной_20_шрифт_20_абзаца"><text:span text:style-name="T2">1. </text:span></text:span><text:span text:style-name="Основной_20_шрифт_20_абзаца"><text:span text:style-name="T3">Git є однією з найефективніших, надійних і високопродуктивних систем керування версіями, що надає гнучкі засоби нелінійної розробки, що базуються на відгалуженні і злитті гілок. Для забезпечення цілісності історії та стійкості до змін заднім числом використовуються криптографічні методи, також можлива прив'язка цифрових підписів розробників до тегів і комітів.</text:span></text:span></text:p>
      <text:p text:style-name="P4"/>
      <text:p text:style-name="P5"/>
      <text:p text:style-name="P2">Команда git add додає вміст робочого каталогу індекс (staging area) для наступного комміта. За замовчанням git commit використовує лише цей індекс, так що ви можете використовувати git add для складання зліпка наступного комміту.</text:p>
      <text:p text:style-name="P3"/>
      <text:p text:style-name="P2">Команда git status показує стан файлів у робочому каталозі та індексі: які файли змінені, але не додані в індекс; які очікують на комміт в індексі. На додаток до цього виводяться підказки про те, як змінити стан файлів.</text:p>
      <text:p text:style-name="P5"/>
      <text:p text:style-name="P2">Команда git difftool просто запускає зовнішню утиліту порівняння для показу відмінностей у двох деревах, на випадок, якщо ви хочете використовувати щось відмінне від вбудованого переглядача git diff.</text:p>
      <text:p text:style-name="P2">Команда git commit бере всі дані, додані до індексу за допомогою git add, і зберігає їх зліпок у внутрішній базі даних, а потім зрушує покажчик поточної гілки на цей зліпок.</text:p>
      <text:p text:style-name="P3"/>
      <text:p text:style-name="P2">Команда git rm використовується в Git для видалення файлів з індексу та робочої копії. Вона схожа на git add з тим винятком, що вона видаляє, а не додає файли для наступного комміту.</text:p>
      <text:p text:style-name="P3"/>
      <text:p text:style-name="P2">Команда git mv — це всього лише зручний спосіб перемістити файл, а потім виконати git add для нового файлу і git rm для старого.</text:p>
      <text:p text:style-name="P7"><text:span text:style-name="Основной_20_шрифт_20_абзаца"><text:span text:style-name="T4">2.</text:span></text:span><text:span text:style-name="Основной_20_шрифт_20_абзаца"><text:span text:style-name="T5"> Коміт у </text:span></text:span><text:a xlink:type="simple" xlink:href="https://uk.wikipedia.org/wiki/Git" office:target-frame-name="_top" xlink:show="replace" text:style-name="Internet_20_link" text:visited-style-name="Visited_20_Internet_20_Link"><text:span text:style-name="Гиперссылка"><text:span text:style-name="T9">git</text:span></text:span></text:a><text:span text:style-name="Основной_20_шрифт_20_абзаца"><text:span text:style-name="T5"> — це об'єкт, що містить </text:span></text:span><text:span text:style-name="Основной_20_шрифт_20_абзаца"><text:span text:style-name="T6">посилання</text:span></text:span><text:span text:style-name="Основной_20_шрифт_20_абзаца"><text:span text:style-name="T5"> на:</text:span></text:span></text:p>
      <text:p text:style-name="P9">-знімок стану що записаний раніше в індекс</text:p>
      <text:p text:style-name="P9">-метадані автора</text:p>
      <text:p text:style-name="P7"><text:span text:style-name="Основной_20_шрифт_20_абзаца"><text:span text:style-name="T6">-коментарі </text:span></text:span></text:p>
      <text:p text:style-name="P9">-нуль чи більш вказівників на інші коміти,що є прямими батьками даного коміту.</text:p>
      <text:p text:style-name="P9"/>
      <text:p text:style-name="P10">Залежно від ситуації, у коміта може бути така кількість батьків:</text:p>
      <text:list text:style-name="L1">
        <text:list-item>
          <text:p text:style-name="P14">0 для першого коміта</text:p>
        </text:list-item>
        <text:list-item>
          <text:p text:style-name="P14">1 для звичайного коміта</text:p>
        </text:list-item>
        <text:list-item>
          <text:p text:style-name="P14">декілька для коміта, що отримується в результаті злиття двох чи більше гілок.</text:p>
        </text:list-item>
      </text:list>
      <text:p text:style-name="P11"/>
      <text:p text:style-name="P7"><text:soft-page-break/><text:span text:style-name="Основной_20_шрифт_20_абзаца"><text:span text:style-name="T7">Виконуючи команду git commit, Git створюєте коміт. При цьому Git вираховує контрольну суму для кожного підкаталогу і зберігає ці об'єкти-дерева в Git-репозиторій. Після цього Git створює об'єкт для коміту, в якому є метадані і вказівник на об'єкт-дерево. Таким чином, Git зможе відтворити поточний стан, коли в цьому буде необхідність.</text:span></text:span></text:p>
      <text:p text:style-name="P11"/>
      <text:p text:style-name="P12">Коміт дозволяє відслітковувати зміни таким чином що,ми наприклад бачимо коментарій від розробника в команді і можемо відслітковувати зміни наприклад в коді.</text:p>
      <text:p text:style-name="P8"><text:span text:style-name="Основной_20_шрифт_20_абзаца"><text:span text:style-name="T8">Перед збереженням будь-якого файлу Git рахує контрольну суму, і вона стає індексом цього файлу. Тому не можливо внести зміну у файлу чи папки, щоб Git цього не помітив. Всі файли можуть знаходитись в одному з трьох станів: зафіксований, змінений, підготовлений. Зафіксований означає, що файл уже збережений у вашій локальній базі. Змінений - файли, що змінювались, але ще не зафіксованні. Підготовлені - всі змінені файли, що відмічені для включення в наступний коміт.</text:span></text:span></text:p>
      <text:p text:style-name="P16"><text:span text:style-name="T10">3.</text:span>GitLab використовує версії контролю для визначення змін у файлах проекту. Версії контролю є мережевим засобом для керування змінами у файлах проекту. Вони дозволяють командам працювати над однією версією файлу, а не над декількома порушеннями одного файлу.</text:p>
      <text:p text:style-name="P16">GitLab також має можливість працювати з декількома версіями файлу одночасно. Це дозволяє командам працювати над поточною версією файлу, а не над декількома порушеннями одного файлу.</text:p>
      <text:p text:style-name="P15"/>
      <text:p text:style-name="P15">В загальному, історія контролю версій файлу GitLab дозволяє командам керувати змінами у файлах, стежити за змінами і працювати над декількома версіями файлу одночасно. Це допомагає командам працювати ефективно і забезпечити якісні проект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none" fo:country="none"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Обычный">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Без_20_интервала" style:display-name="Без интервала" style:family="paragraph">
      <style:paragraph-properties fo:margin-top="0in" fo:margin-bottom="0in" style:contextual-spacing="false" fo:line-height="100%" fo:hyphenation-ladder-count="no-limit"/>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Обычный">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Student</meta:initial-creator>
    <meta:creation-date>2023-02-09T16:53:00Z</meta:creation-date>
    <dc:date>2023-02-21T16:02:57.699000000</dc:date>
    <meta:editing-cycles>4</meta:editing-cycles>
    <meta:editing-duration>PT7M37S</meta:editing-duration>
    <meta:document-statistic meta:table-count="0" meta:image-count="0" meta:object-count="0" meta:page-count="2" meta:paragraph-count="23" meta:word-count="532" meta:character-count="3533" meta:non-whitespace-character-count="3024"/>
    <meta:template xlink:type="simple" xlink:actuate="onRequest" xlink:title="" xlink:href="../workcase%20(2).docx/Normal.dotm"/>
  </office:meta>
</office:document-meta>
</file>